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50000017465A2CB9FA201AE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イメージ1" text:anchor-type="paragraph" svg:width="15.797cm" svg:height="9.843cm" draw:z-index="0"><draw:image xlink:href="Pictures/10000201000002550000017465A2CB9FA201AEF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S</meta:editing-duration>
    <meta:editing-cycles>3</meta:editing-cycles>
    <meta:generator>LibreOffice/5.2.3.3$Windows_X86_64 LibreOffice_project/d54a8868f08a7b39642414cf2c8ef2f228f780cf</meta:generator>
    <dc:date>2016-12-25T14:41:14.940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